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2ffd8" officeooo:paragraph-rsid="0002ffd8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02c42a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02ffd8" officeooo:paragraph-rsid="0002ffd8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cripts</text:h>
      <text:p text:style-name="P4">typeof - Mostra o tipo primitivo</text:p>
      <text:p text:style-name="P5">var - Declaração de variavel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8:00:26.547745165</meta:creation-date>
    <dc:date>2022-08-30T09:44:30.245363576</dc:date>
    <meta:editing-duration>PT18M33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3" meta:word-count="12" meta:character-count="67" meta:non-whitespace-character-count="58"/>
  </office:meta>
</office:document-meta>
</file>